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svg:stroke-color="#000000" draw:marker-start="Arrow" draw:marker-start-width="0.203cm" draw:marker-end="Arrow" draw:marker-end-width="0.203cm" draw:textarea-vertical-align="middle" fo:padding-top="0.15cm" fo:padding-bottom="0.15cm" fo:padding-left="0.275cm" fo:padding-right="0.275cm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withoutfill">
      <style:graphic-properties svg:stroke-width="0.051cm" draw:marker-start-width="0.355cm" draw:marker-end="Arrow" draw:marker-end-width="0.279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svg:stroke-color="#000000" draw:fill="none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draw:fill-color="#dddddd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7cm" svg:height="2.032cm" svg:x="4.175cm" svg:y="2.016cm">
          <text:p text:style-name="P1"><text:span text:style-name="T1">Xtrai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153cm" svg:y1="1.805cm" svg:x2="16.853cm" svg:y2="1.805cm">
          <text:p/>
        </draw:line>
        <draw:frame draw:style-name="gr3" draw:text-style-name="P1" draw:layer="layout" svg:width="0.695cm" svg:height="0.539cm" svg:x="10.144cm" svg:y="1.25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2" draw:text-style-name="P1" draw:layer="layout" svg:x1="3.986cm" svg:y1="1.972cm" svg:x2="3.986cm" svg:y2="4.004cm">
          <text:p/>
        </draw:line>
        <draw:line draw:style-name="gr4" draw:text-style-name="P1" draw:layer="layout" svg:x1="10.525cm" svg:y1="4.048cm" svg:x2="10.525cm" svg:y2="4.937cm">
          <text:p/>
        </draw:line>
        <draw:custom-shape draw:style-name="gr5" draw:text-style-name="P3" draw:layer="layout" svg:width="1.651cm" svg:height="0.889cm" svg:x="9.72cm" svg:y="4.937cm">
          <text:p text:style-name="P1"><text:span text:style-name="T2">L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7cm" svg:height="0.889cm" svg:x="4.175cm" svg:y="6.715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525cm" svg:y1="5.826cm" svg:x2="10.525cm" svg:y2="6.715cm">
          <text:p/>
        </draw:line>
        <draw:frame draw:style-name="gr3" draw:text-style-name="P1" draw:layer="layout" svg:width="0.542cm" svg:height="0.474cm" svg:x="3.438cm" svg:y="2.77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3.964cm" svg:y1="6.715cm" svg:x2="3.964cm" svg:y2="7.604cm">
          <text:p/>
        </draw:line>
        <draw:frame draw:style-name="gr3" draw:text-style-name="P1" draw:layer="layout" svg:width="0.458cm" svg:height="0.474cm" svg:x="3.438cm" svg:y="6.86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6" draw:text-style-name="P1" draw:layer="layout" svg:width="18.796cm" svg:height="6.731cm" svg:x="1.381cm" svg:y="1.1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8.796cm" svg:height="6.731cm" svg:x="1.381cm" svg:y="8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75cm" svg:height="2.032cm" svg:x="2.372cm" svg:y="9.001cm">
          <text:p text:style-name="P1"><text:span text:style-name="T1">Xtrai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372cm" svg:y1="8.823cm" svg:x2="8.747cm" svg:y2="8.823cm">
          <text:p/>
        </draw:line>
        <draw:line draw:style-name="gr2" draw:text-style-name="P1" draw:layer="layout" svg:x1="2.168cm" svg:y1="9.001cm" svg:x2="2.168cm" svg:y2="11.033cm">
          <text:p/>
        </draw:line>
        <draw:frame draw:style-name="gr3" draw:text-style-name="P1" draw:layer="layout" svg:width="0.542cm" svg:height="0.474cm" svg:x="1.601cm" svg:y="9.79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0.695cm" svg:height="0.539cm" svg:x="5.214cm" svg:y="8.30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" draw:text-style-name="P2" draw:layer="layout" svg:width="3.327cm" svg:height="2.032cm" svg:x="2.372cm" svg:y="11.922cm">
          <text:p text:style-name="P1"><text:span text:style-name="T1">Xtes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397cm" svg:y1="11.744cm" svg:x2="5.699cm" svg:y2="11.744cm">
          <text:p/>
        </draw:line>
        <draw:line draw:style-name="gr2" draw:text-style-name="P1" draw:layer="layout" svg:x1="2.168cm" svg:y1="11.922cm" svg:x2="2.168cm" svg:y2="13.954cm">
          <text:p/>
        </draw:line>
        <draw:frame draw:style-name="gr3" draw:text-style-name="P1" draw:layer="layout" svg:width="0.542cm" svg:height="0.474cm" svg:x="1.61cm" svg:y="12.58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0.695cm" svg:height="0.539cm" svg:x="3.794cm" svg:y="11.1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7" draw:text-style-name="P4" draw:layer="layout" svg:width="3.175cm" svg:height="1.016cm" svg:x="10.398cm" svg:y="10.779cm">
          <text:p text:style-name="P1"><text:span text:style-name="T3">k-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747cm" svg:y1="10.017cm" svg:x2="10.652cm" svg:y2="11.033cm">
          <text:p/>
        </draw:line>
        <draw:line draw:style-name="gr4" draw:text-style-name="P1" draw:layer="layout" svg:x1="5.699cm" svg:y1="12.938cm" svg:x2="10.906cm" svg:y2="11.668cm">
          <text:p/>
        </draw:line>
        <draw:line draw:style-name="gr4" draw:text-style-name="P1" draw:layer="layout" svg:x1="13.573cm" svg:y1="11.287cm" svg:x2="15.097cm" svg:y2="11.287cm">
          <text:p/>
        </draw:line>
        <draw:custom-shape draw:style-name="gr1" draw:text-style-name="P2" draw:layer="layout" svg:width="1.651cm" svg:height="3.81cm" svg:x="15.986cm" svg:y="9.382cm">
          <text:p text:style-name="P1"><text:span text:style-name="T1">IDX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986cm" svg:y1="9.234cm" svg:x2="17.637cm" svg:y2="9.234cm">
          <text:p/>
        </draw:line>
        <draw:line draw:style-name="gr2" draw:text-style-name="P1" draw:layer="layout" svg:x1="15.732cm" svg:y1="9.382cm" svg:x2="15.732cm" svg:y2="13.192cm">
          <text:p/>
        </draw:line>
        <draw:frame draw:style-name="gr3" draw:text-style-name="P1" draw:layer="layout" svg:width="0.555cm" svg:height="0.474cm" svg:x="16.494cm" svg:y="8.74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0.695cm" svg:height="0.539cm" svg:x="15.013cm" svg:y="11.00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6" draw:text-style-name="P1" draw:layer="layout" svg:width="18.796cm" svg:height="6.35cm" svg:x="1.381cm" svg:y="15.6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8.796cm" svg:height="4.064cm" svg:x="1.381cm" svg:y="22.46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635cm" svg:height="0.474cm" svg:x="5.284cm" svg:y="17.49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2" draw:text-style-name="P1" draw:layer="layout" svg:x1="4.903cm" svg:y1="18.388cm" svg:x2="1.728cm" svg:y2="18.388cm">
          <text:p/>
        </draw:line>
        <draw:frame draw:style-name="gr3" draw:text-style-name="P1" draw:layer="layout" svg:width="0.964cm" svg:height="0.539cm" svg:x="2.923cm" svg:y="18.515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2" draw:text-style-name="P1" draw:layer="layout" svg:x1="5.157cm" svg:y1="17.245cm" svg:x2="5.157cm" svg:y2="18.134cm">
          <text:p/>
        </draw:line>
        <draw:frame draw:style-name="gr3" draw:text-style-name="P1" draw:layer="layout" svg:width="1.784cm" svg:height="0.348cm" svg:x="5.68cm" svg:y="17.56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8" draw:text-style-name="P1" draw:layer="layout" svg:width="0.528cm" svg:height="0.635cm" svg:x="5.792cm" svg:y="17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07cm" svg:height="0.635cm" svg:x="6.808cm" svg:y="17.37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078cm" svg:y1="16.229cm" svg:x2="8.078cm" svg:y2="19.404cm">
          <text:p/>
        </draw:line>
        <draw:frame draw:style-name="gr3" draw:text-style-name="P1" draw:layer="layout" svg:width="0.963cm" svg:height="0.539cm" svg:x="7.062cm" svg:y="17.49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2" draw:text-style-name="P1" draw:layer="layout" svg:x1="17.984cm" svg:y1="19.404cm" svg:x2="8.332cm" svg:y2="19.404cm">
          <text:p/>
        </draw:line>
        <draw:frame draw:style-name="gr3" draw:text-style-name="P1" draw:layer="layout" svg:width="0.964cm" svg:height="0.539cm" svg:x="12.702cm" svg:y="19.51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1" draw:text-style-name="P4" draw:layer="layout" svg:width="3.175cm" svg:height="0.889cm" svg:x="1.728cm" svg:y="17.245cm">
          <text:p text:style-name="P1"><text:span text:style-name="T3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9.525cm" svg:height="0.889cm" svg:x="5.318cm" svg:y="20.177cm">
          <text:p text:style-name="P1"><text:span text:style-name="T3">testY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991cm" svg:height="1.397cm" svg:x="18.018cm" svg:y="16.8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8" draw:text-style-name="P1" draw:layer="layout" svg:width="0.635cm" svg:height="1.651cm" svg:x="18.104cm" svg:y="16.7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1.651cm" svg:x="19.247cm" svg:y="16.8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9.525cm" svg:height="2.921cm" svg:x="8.332cm" svg:y="16.229cm">
          <text:p text:style-name="P1"><text:span text:style-name="T3">nn_graph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.364cm" svg:y1="16.229cm" svg:x2="10.364cm" svg:y2="19.15cm">
          <text:p/>
        </draw:line>
        <draw:line draw:style-name="gr9" draw:text-style-name="P1" draw:layer="layout" svg:x1="9.348cm" svg:y1="16.229cm" svg:x2="9.348cm" svg:y2="19.15cm">
          <text:p/>
        </draw:line>
        <draw:line draw:style-name="gr9" draw:text-style-name="P1" draw:layer="layout" svg:x1="11.38cm" svg:y1="16.229cm" svg:x2="11.38cm" svg:y2="19.15cm">
          <text:p/>
        </draw:line>
        <draw:line draw:style-name="gr9" draw:text-style-name="P1" draw:layer="layout" svg:x1="16.841cm" svg:y1="16.229cm" svg:x2="16.841cm" svg:y2="19.15cm">
          <text:p/>
        </draw:line>
        <draw:line draw:style-name="gr9" draw:text-style-name="P1" draw:layer="layout" svg:x1="8.332cm" svg:y1="16.61cm" svg:x2="17.857cm" svg:y2="16.61cm">
          <text:p/>
        </draw:line>
        <draw:custom-shape draw:style-name="gr10" draw:text-style-name="P5" draw:layer="layout" svg:width="0.508cm" svg:height="0.254cm" svg:x="8.586cm" svg:y="16.304cm">
          <text:p text:style-name="P5"><text:span text:style-name="T4">1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332cm" svg:y1="16.991cm" svg:x2="17.857cm" svg:y2="16.991cm">
          <text:p/>
        </draw:line>
        <draw:line draw:style-name="gr9" draw:text-style-name="P1" draw:layer="layout" svg:x1="8.332cm" svg:y1="17.372cm" svg:x2="17.857cm" svg:y2="17.372cm">
          <text:p/>
        </draw:line>
        <draw:line draw:style-name="gr9" draw:text-style-name="P1" draw:layer="layout" svg:x1="8.332cm" svg:y1="18.769cm" svg:x2="17.857cm" svg:y2="18.769cm">
          <text:p/>
        </draw:line>
        <draw:line draw:style-name="gr9" draw:text-style-name="P1" draw:layer="layout" svg:x1="8.332cm" svg:y1="18.388cm" svg:x2="17.857cm" svg:y2="18.388cm">
          <text:p/>
        </draw:line>
        <draw:custom-shape draw:style-name="gr10" draw:text-style-name="P5" draw:layer="layout" svg:width="0.508cm" svg:height="0.254cm" svg:x="8.586cm" svg:y="16.686cm">
          <text:p text:style-name="P5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8cm" svg:height="0.254cm" svg:x="8.586cm" svg:y="17.067cm">
          <text:p text:style-name="P5"><text:span text:style-name="T4">1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449cm" svg:height="0.369cm" svg:x="8.645cm" svg:y="17.62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0" draw:text-style-name="P5" draw:layer="layout" svg:width="0.508cm" svg:height="0.254cm" svg:x="8.586cm" svg:y="18.845cm">
          <text:p text:style-name="P5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8cm" svg:height="0.254cm" svg:x="8.586cm" svg:y="18.464cm">
          <text:p text:style-name="P5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016cm" svg:height="0.381cm" svg:x="8.332cm" svg:y="15.721cm">
          <text:p text:style-name="P6"><text:span text:style-name="T5">IDX(1,:)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016cm" svg:height="0.381cm" svg:x="9.348cm" svg:y="15.721cm">
          <text:p text:style-name="P6"><text:span text:style-name="T5">IDX(2,:)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016cm" svg:height="0.381cm" svg:x="10.364cm" svg:y="15.721cm">
          <text:p text:style-name="P6"><text:span text:style-name="T5">IDX(3,:)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016cm" svg:height="0.381cm" svg:x="16.841cm" svg:y="15.721cm">
          <text:p text:style-name="P6"><text:span text:style-name="T5">IDX(N2,:)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622cm" svg:height="0.09cm" svg:x="13.818cm" svg:y="16.38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1" draw:layer="layout" svg:width="0.622cm" svg:height="0.09cm" svg:x="13.818cm" svg:y="16.76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1" draw:layer="layout" svg:width="0.622cm" svg:height="0.09cm" svg:x="13.818cm" svg:y="17.14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1" draw:layer="layout" svg:width="0.622cm" svg:height="0.09cm" svg:x="13.818cm" svg:y="18.5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text-style-name="P1" draw:layer="layout" svg:width="0.622cm" svg:height="0.09cm" svg:x="13.818cm" svg:y="18.921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10" draw:text-style-name="P5" draw:layer="layout" svg:width="0.508cm" svg:height="0.254cm" svg:x="9.602cm" svg:y="16.305cm">
          <text:p text:style-name="P5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8cm" svg:height="0.254cm" svg:x="10.618cm" svg:y="16.305cm">
          <text:p text:style-name="P5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8cm" svg:height="0.254cm" svg:x="17.078cm" svg:y="16.298cm">
          <text:p text:style-name="P5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8cm" svg:height="0.254cm" svg:x="17.07cm" svg:y="16.686cm">
          <text:p text:style-name="P5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8cm" svg:height="0.254cm" svg:x="17.07cm" svg:y="17.067cm">
          <text:p text:style-name="P5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8cm" svg:height="0.254cm" svg:x="17.078cm" svg:y="18.456cm">
          <text:p text:style-name="P5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8cm" svg:height="0.254cm" svg:x="17.07cm" svg:y="18.845cm">
          <text:p text:style-name="P5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8cm" svg:height="0.254cm" svg:x="9.602cm" svg:y="18.845cm">
          <text:p text:style-name="P5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8cm" svg:height="0.254cm" svg:x="10.618cm" svg:y="18.464cm">
          <text:p text:style-name="P5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8cm" svg:height="0.254cm" svg:x="9.602cm" svg:y="16.686cm">
          <text:p text:style-name="P5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8cm" svg:height="0.254cm" svg:x="9.602cm" svg:y="17.067cm">
          <text:p text:style-name="P5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8cm" svg:height="0.254cm" svg:x="10.618cm" svg:y="17.067cm">
          <text:p text:style-name="P5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8cm" svg:height="0.254cm" svg:x="10.618cm" svg:y="16.686cm">
          <text:p text:style-name="P5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8cm" svg:height="0.254cm" svg:x="9.602cm" svg:y="18.464cm">
          <text:p text:style-name="P5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8cm" svg:height="0.254cm" svg:x="10.618cm" svg:y="18.845cm">
          <text:p text:style-name="P5"><text:span text:style-name="T4">0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064cm" svg:y1="20.177cm" svg:x2="5.064cm" svg:y2="21.066cm">
          <text:p/>
        </draw:line>
        <draw:frame draw:style-name="gr3" draw:text-style-name="P1" draw:layer="layout" svg:width="0.635cm" svg:height="0.474cm" svg:x="4.302cm" svg:y="20.431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2" draw:text-style-name="P1" draw:layer="layout" svg:x1="14.97cm" svg:y1="21.32cm" svg:x2="5.318cm" svg:y2="21.32cm">
          <text:p/>
        </draw:line>
        <draw:frame draw:style-name="gr3" draw:text-style-name="P1" draw:layer="layout" svg:width="0.964cm" svg:height="0.539cm" svg:x="9.66cm" svg:y="21.41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5" draw:text-style-name="P4" draw:layer="layout" svg:width="1.651cm" svg:height="0.762cm" svg:x="14.843cm" svg:y="23.86cm">
          <text:p text:style-name="P1"><text:span text:style-name="T3">k-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6.494cm" svg:y1="24.241cm" svg:x2="17.383cm" svg:y2="24.241cm">
          <text:p/>
        </draw:line>
        <draw:custom-shape draw:style-name="gr5" draw:text-style-name="P4" draw:layer="layout" svg:width="2.54cm" svg:height="1.524cm" svg:x="17.493cm" svg:y="23.455cm">
          <text:p text:style-name="P1"><text:span text:style-name="T3">Final </text:span><text:span text:style-name="T3"><text:line-break/></text:span><text:span text:style-name="T3">Classification</text:span><text:span text:style-name="T3"><text:line-break/></text:span><text:span text:style-name="T3">Result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991cm" svg:height="1.397cm" svg:x="2.565cm" svg:y="20.06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8" draw:text-style-name="P1" draw:layer="layout" svg:width="0.635cm" svg:height="1.651cm" svg:x="2.651cm" svg:y="19.9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1.651cm" svg:x="3.794cm" svg:y="20.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7cm" svg:height="0.889cm" svg:x="1.635cm" svg:y="25.384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9.525cm" svg:height="0.889cm" svg:x="1.635cm" svg:y="22.742cm">
          <text:p text:style-name="P1"><text:span text:style-name="T3">testY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541cm" svg:y1="22.742cm" svg:x2="11.541cm" svg:y2="23.631cm">
          <text:p/>
        </draw:line>
        <draw:line draw:style-name="gr2" draw:text-style-name="P1" draw:layer="layout" svg:x1="14.589cm" svg:y1="25.333cm" svg:x2="14.589cm" svg:y2="26.222cm">
          <text:p/>
        </draw:line>
        <draw:frame draw:style-name="gr3" draw:text-style-name="P1" draw:layer="layout" svg:width="0.635cm" svg:height="0.474cm" svg:x="11.668cm" svg:y="22.946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text-style-name="P1" draw:layer="layout" svg:width="0.635cm" svg:height="0.474cm" svg:x="14.716cm" svg:y="25.486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line draw:style-name="gr2" draw:text-style-name="P1" draw:layer="layout" svg:x1="11.16cm" svg:y1="23.911cm" svg:x2="1.635cm" svg:y2="23.911cm">
          <text:p/>
        </draw:line>
        <draw:frame draw:style-name="gr3" draw:text-style-name="P1" draw:layer="layout" svg:width="0.964cm" svg:height="0.539cm" svg:x="5.877cm" svg:y="24.012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line draw:style-name="gr4" draw:text-style-name="P1" draw:layer="layout" svg:x1="12.557cm" svg:y1="23.098cm" svg:x2="14.843cm" svg:y2="23.987cm">
          <text:p/>
        </draw:line>
        <draw:line draw:style-name="gr4" draw:text-style-name="P1" draw:layer="layout" svg:x1="13.319cm" svg:y1="25.003cm" svg:x2="15.097cm" svg:y2="24.622cm">
          <text:p/>
        </draw:line>
        <draw:line draw:style-name="gr2" draw:text-style-name="P1" draw:layer="layout" svg:x1="1.635cm" svg:y1="25.13cm" svg:x2="14.335cm" svg:y2="25.13cm">
          <text:p/>
        </draw:line>
        <draw:frame draw:style-name="gr3" draw:text-style-name="P1" draw:layer="layout" svg:width="0.951cm" svg:height="0.539cm" svg:x="7.553cm" svg:y="24.495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sileros Petros</meta:initial-creator>
    <meta:creation-date>2016-04-14T21:59:44.322818897</meta:creation-date>
    <dc:date>2016-04-16T15:24:41.385861303</dc:date>
    <dc:creator>Katsileros Petros</dc:creator>
    <meta:editing-duration>PT4H3M57S</meta:editing-duration>
    <meta:editing-cycles>166</meta:editing-cycles>
    <meta:generator>LibreOffice/4.2.8.2$Linux_X86_64 LibreOffice_project/420m0$Build-2</meta:generator>
    <meta:document-statistic meta:object-count="112"/>
  </office:meta>
</office:document-meta>
</file>

<file path=Object 1/content.xml><?xml version="1.0" encoding="utf-8"?>
<math xmlns="http://www.w3.org/1998/Math/MathML" display="block">
  <semantics>
    <mstyle mathvariant="bold">
      <mi>D</mi>
    </mstyle>
    <annotation encoding="StarMath 5.0">bold{D}</annotation>
  </semantics>
</math>
</file>

<file path=Object 10/content.xml><?xml version="1.0" encoding="utf-8"?>
<math xmlns="http://www.w3.org/1998/Math/MathML" display="block">
  <semantics>
    <mrow>
      <mi mathvariant="normal">❑</mi>
      <mo stretchy="false">⇒</mo>
      <mi mathvariant="normal">❑</mi>
    </mrow>
    <annotation encoding="StarMath 5.0">&lt;?&gt; drarrow &lt;?&gt; </annotation>
  </semantics>
</math>
</file>

<file path=Object 11/content.xml><?xml version="1.0" encoding="utf-8"?>
<math xmlns="http://www.w3.org/1998/Math/MathML" display="block">
  <semantics>
    <mstyle mathvariant="bold">
      <mi>d</mi>
    </mstyle>
    <annotation encoding="StarMath 5.0">bold{d}</annotation>
  </semantics>
</math>
</file>

<file path=Object 12/content.xml><?xml version="1.0" encoding="utf-8"?>
<math xmlns="http://www.w3.org/1998/Math/MathML" display="block">
  <semantics>
    <mstyle mathvariant="bold">
      <msub>
        <mi>N</mi>
        <mn>1</mn>
      </msub>
    </mstyle>
    <annotation encoding="StarMath 5.0">bold{N_1}</annotation>
  </semantics>
</math>
</file>

<file path=Object 13/content.xml><?xml version="1.0" encoding="utf-8"?>
<math xmlns="http://www.w3.org/1998/Math/MathML" display="block">
  <semantics>
    <mstyle mathvariant="bold">
      <msub>
        <mi>N</mi>
        <mn>1</mn>
      </msub>
    </mstyle>
    <annotation encoding="StarMath 5.0">bold{N_1}</annotation>
  </semantics>
</math>
</file>

<file path=Object 14/content.xml><?xml version="1.0" encoding="utf-8"?>
<math xmlns="http://www.w3.org/1998/Math/MathML" display="block">
  <semantics>
    <mo stretchy="false">⋮</mo>
    <annotation encoding="StarMath 5.0">dotsvert </annotation>
  </semantics>
</math>
</file>

<file path=Object 15/content.xml><?xml version="1.0" encoding="utf-8"?>
<math xmlns="http://www.w3.org/1998/Math/MathML" display="block">
  <semantics>
    <mrow>
      <mi mathvariant="normal">❑</mi>
      <mo stretchy="false">×</mo>
      <mi mathvariant="normal">❑</mi>
    </mrow>
    <annotation encoding="StarMath 5.0">&lt;?&gt; times &lt;?&gt; </annotation>
  </semantics>
</math>
</file>

<file path=Object 16/content.xml><?xml version="1.0" encoding="utf-8"?>
<math xmlns="http://www.w3.org/1998/Math/MathML" display="block">
  <semantics>
    <mstyle mathvariant="bold">
      <msub>
        <mi>N</mi>
        <mn>2</mn>
      </msub>
    </mstyle>
    <annotation encoding="StarMath 5.0">bold{N_2}</annotation>
  </semantics>
</math>
</file>

<file path=Object 17/content.xml><?xml version="1.0" encoding="utf-8"?>
<math xmlns="http://www.w3.org/1998/Math/MathML" display="block">
  <semantics>
    <mrow>
      <mi mathvariant="normal">❑</mi>
      <mo stretchy="false">⇒</mo>
      <mi mathvariant="normal">❑</mi>
    </mrow>
    <annotation encoding="StarMath 5.0">&lt;?&gt; drarrow &lt;?&gt; </annotation>
  </semantics>
</math>
</file>

<file path=Object 18/content.xml><?xml version="1.0" encoding="utf-8"?>
<math xmlns="http://www.w3.org/1998/Math/MathML" display="block">
  <semantics>
    <mo stretchy="false">⋯</mo>
    <annotation encoding="StarMath 5.0">dotsaxis </annotation>
  </semantics>
</math>
</file>

<file path=Object 19/content.xml><?xml version="1.0" encoding="utf-8"?>
<math xmlns="http://www.w3.org/1998/Math/MathML" display="block">
  <semantics>
    <mo stretchy="false">⋯</mo>
    <annotation encoding="StarMath 5.0">dotsaxis </annotation>
  </semantics>
</math>
</file>

<file path=Object 2/content.xml><?xml version="1.0" encoding="utf-8"?>
<math xmlns="http://www.w3.org/1998/Math/MathML" display="block">
  <semantics>
    <mstyle mathvariant="bold">
      <mi>d</mi>
    </mstyle>
    <annotation encoding="StarMath 5.0">bold{d}</annotation>
  </semantics>
</math>
</file>

<file path=Object 20/content.xml><?xml version="1.0" encoding="utf-8"?>
<math xmlns="http://www.w3.org/1998/Math/MathML" display="block">
  <semantics>
    <mo stretchy="false">⋯</mo>
    <annotation encoding="StarMath 5.0">dotsaxis </annotation>
  </semantics>
</math>
</file>

<file path=Object 21/content.xml><?xml version="1.0" encoding="utf-8"?>
<math xmlns="http://www.w3.org/1998/Math/MathML" display="block">
  <semantics>
    <mo stretchy="false">⋯</mo>
    <annotation encoding="StarMath 5.0">dotsaxis </annotation>
  </semantics>
</math>
</file>

<file path=Object 22/content.xml><?xml version="1.0" encoding="utf-8"?>
<math xmlns="http://www.w3.org/1998/Math/MathML" display="block">
  <semantics>
    <mo stretchy="false">⋯</mo>
    <annotation encoding="StarMath 5.0">dotsaxis </annotation>
  </semantics>
</math>
</file>

<file path=Object 23/content.xml><?xml version="1.0" encoding="utf-8"?>
<math xmlns="http://www.w3.org/1998/Math/MathML" display="block">
  <semantics>
    <mstyle mathvariant="bold">
      <mi>d</mi>
    </mstyle>
    <annotation encoding="StarMath 5.0">bold{d}</annotation>
  </semantics>
</math>
</file>

<file path=Object 24/content.xml><?xml version="1.0" encoding="utf-8"?>
<math xmlns="http://www.w3.org/1998/Math/MathML" display="block">
  <semantics>
    <mstyle mathvariant="bold">
      <msub>
        <mi>N</mi>
        <mn>2</mn>
      </msub>
    </mstyle>
    <annotation encoding="StarMath 5.0">bold{N_2}</annotation>
  </semantics>
</math>
</file>

<file path=Object 25/content.xml><?xml version="1.0" encoding="utf-8"?>
<math xmlns="http://www.w3.org/1998/Math/MathML" display="block">
  <semantics>
    <mstyle mathvariant="bold">
      <mi>d</mi>
    </mstyle>
    <annotation encoding="StarMath 5.0">bold{d}</annotation>
  </semantics>
</math>
</file>

<file path=Object 26/content.xml><?xml version="1.0" encoding="utf-8"?>
<math xmlns="http://www.w3.org/1998/Math/MathML" display="block">
  <semantics>
    <mstyle mathvariant="bold">
      <mi>d</mi>
    </mstyle>
    <annotation encoding="StarMath 5.0">bold{d}</annotation>
  </semantics>
</math>
</file>

<file path=Object 27/content.xml><?xml version="1.0" encoding="utf-8"?>
<math xmlns="http://www.w3.org/1998/Math/MathML" display="block">
  <semantics>
    <mstyle mathvariant="bold">
      <msub>
        <mi>N</mi>
        <mn>2</mn>
      </msub>
    </mstyle>
    <annotation encoding="StarMath 5.0">bold{N_2}</annotation>
  </semantics>
</math>
</file>

<file path=Object 28/content.xml><?xml version="1.0" encoding="utf-8"?>
<math xmlns="http://www.w3.org/1998/Math/MathML" display="block">
  <semantics>
    <mstyle mathvariant="bold">
      <msub>
        <mi>N</mi>
        <mn>1</mn>
      </msub>
    </mstyle>
    <annotation encoding="StarMath 5.0">bold{N_1}</annotation>
  </semantics>
</math>
</file>

<file path=Object 3/content.xml><?xml version="1.0" encoding="utf-8"?>
<math xmlns="http://www.w3.org/1998/Math/MathML" display="block">
  <semantics>
    <mstyle mathvariant="bold">
      <mi>D</mi>
    </mstyle>
    <annotation encoding="StarMath 5.0">bold{D}</annotation>
  </semantics>
</math>
</file>

<file path=Object 4/content.xml><?xml version="1.0" encoding="utf-8"?>
<math xmlns="http://www.w3.org/1998/Math/MathML" display="block">
  <semantics>
    <mstyle mathvariant="bold">
      <msub>
        <mi>N</mi>
        <mn>1</mn>
      </msub>
    </mstyle>
    <annotation encoding="StarMath 5.0">bold{N_1}</annotation>
  </semantics>
</math>
</file>

<file path=Object 5/content.xml><?xml version="1.0" encoding="utf-8"?>
<math xmlns="http://www.w3.org/1998/Math/MathML" display="block">
  <semantics>
    <mstyle mathvariant="bold">
      <mi>D</mi>
    </mstyle>
    <annotation encoding="StarMath 5.0">bold{D}</annotation>
  </semantics>
</math>
</file>

<file path=Object 6/content.xml><?xml version="1.0" encoding="utf-8"?>
<math xmlns="http://www.w3.org/1998/Math/MathML" display="block">
  <semantics>
    <mstyle mathvariant="bold">
      <msub>
        <mi>N</mi>
        <mn>2</mn>
      </msub>
    </mstyle>
    <annotation encoding="StarMath 5.0">bold{N_2}</annotation>
  </semantics>
</math>
</file>

<file path=Object 7/content.xml><?xml version="1.0" encoding="utf-8"?>
<math xmlns="http://www.w3.org/1998/Math/MathML" display="block">
  <semantics>
    <mstyle mathvariant="bold">
      <mi>K</mi>
    </mstyle>
    <annotation encoding="StarMath 5.0">bold{K}</annotation>
  </semantics>
</math>
</file>

<file path=Object 8/content.xml><?xml version="1.0" encoding="utf-8"?>
<math xmlns="http://www.w3.org/1998/Math/MathML" display="block">
  <semantics>
    <mstyle mathvariant="bold">
      <msub>
        <mi>N</mi>
        <mn>2</mn>
      </msub>
    </mstyle>
    <annotation encoding="StarMath 5.0">bold{N_2}</annotation>
  </semantics>
</math>
</file>

<file path=Object 9/content.xml><?xml version="1.0" encoding="utf-8"?>
<math xmlns="http://www.w3.org/1998/Math/MathML" display="block">
  <semantics>
    <mstyle mathvariant="bold">
      <msub>
        <mi>N</mi>
        <mn>1</mn>
      </msub>
    </mstyle>
    <annotation encoding="StarMath 5.0">bold{N_1}</annotation>
  </semantics>
</math>
</file>